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e5a" officeooo:paragraph-rsid="0004fe5a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30bd6"/>
    </style:style>
    <style:style style:name="P4" style:family="paragraph" style:parent-style-name="Standard" style:list-style-name="L1">
      <style:text-properties officeooo:rsid="000544be" officeooo:paragraph-rsid="000544be"/>
    </style:style>
    <style:style style:name="P5" style:family="paragraph" style:parent-style-name="Standard">
      <style:text-properties officeooo:rsid="0004fe5a" officeooo:paragraph-rsid="0004fe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3bc74" style:font-weight-asian="bold" style:font-weight-complex="bold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Ứng dụng quản lý liên quan đến: Thời khóa biểu (DSche), các môn học (subjects), các sinh viên (student), các giáo viên (tutor), điểm của sinh viên (Score)</text:p>
      <text:p text:style-name="Standard"/>
      <text:list xml:id="list8180585291891460061" text:style-name="L1">
        <text:list-item>
          <text:p text:style-name="P2">Mỗi <text:span text:style-name="T1">Subject</text:span> thì có: tên, mã, <text:span text:style-name="T2">documents</text:span></text:p>
        </text:list-item>
        <text:list-item>
          <text:p text:style-name="P2">Mỗi <text:span text:style-name="T1">Student</text:span> thì có: Tên, mã sinh viên, ngày sinh, khoa, list những DSche mà sinh viên đó đăng ký, list những môn học mà sinh viên đó đăng ký</text:p>
        </text:list-item>
        <text:list-item>
          <text:p text:style-name="P2">Mỗi <text:span text:style-name="T1">Score</text:span> thì có: Số điểm, có môn học nào, của sinh viên nào, qua hay rớt</text:p>
        </text:list-item>
        <text:list-item>
          <text:p text:style-name="P2">Mỗi <text:span text:style-name="T1">Tutor</text:span> thì có: Tên, khoa, mã id, rating </text:p>
        </text:list-item>
        <text:list-item>
          <text:p text:style-name="P3">Mỗi <text:span text:style-name="T1">DSche</text:span> thì có: mã, môn học liên quan, ngày học, số tiết, ca mấy, <text:span text:style-name="T3">kéo dài bao nhiêu tuần</text:span>, do giáo viên nào dạy, học phòng mấy, lý thuyết hay thực hành?, ghi chú</text:p>
        </text:list-item>
        <text:list-item>
          <text:p text:style-name="P4"><text:span text:style-name="T1">Notes</text:span>: Notes cho từng Dsche, nội dung là gì, buổi học thứ mấy</text:p>
        </text:list-item>
        <text:list-item>
          <text:p text:style-name="P4">Dsche-Detail: là từng </text:p>
        </text:list-item>
      </text:list>
      <text:p text:style-name="P1"/>
      <text:p text:style-name="P1">Dsche: là đơn vị tính 1 buổi học trong 1 tuần của thời khóa biể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7:56:06.200624479</meta:creation-date>
    <dc:date>2018-03-05T10:07:41.563406503</dc:date>
    <meta:editing-duration>PT29M2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64" meta:character-count="765" meta:non-whitespace-character-count="614"/>
  </office:meta>
</office:document-meta>
</file>